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7" table:content-validation-name="val5" office:value-type="string" calcext:value-type="string">
            <text:p>No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6" office:value-type="string" calcext:value-type="string">
            <text:p>Inside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7" table:content-validation-name="val5" office:value-type="string" calcext:value-type="string">
            <text:p>No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table:content-validation-name="val6" office:value-type="string" calcext:value-type="string">
            <text:p>Inside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17" table:content-validation-name="val5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6" office:value-type="string" calcext:value-type="string">
            <text:p>Outside</text:p>
          </table:table-cell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None</text:p>
          </table:table-cell>
          <table:table-cell table:style-name="ce4" table:number-columns-repeated="10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FOREST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:.$A$6])" office:value-type="string" office:string-value="1,2" calcext:value-type="string">
            <text:p>1,2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6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)" office:value-type="string" office:string-value="5,6" calcext:value-type="string">
            <text:p>5,6</text:p>
          </table:table-cell>
          <table:table-cell table:style-name="ce4" office:value-type="string" calcext:value-type="string">
            <text:p>5,3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7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1])" office:value-type="string" office:string-value="5,6,7" calcext:value-type="string">
            <text:p>5,6,7</text:p>
          </table:table-cell>
          <table:table-cell table:style-name="ce4" office:value-type="string" calcext:value-type="string">
            <text:p>5,3,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DLC_MOUNTAIN_8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2])" office:value-type="string" office:string-value="5,6,7,8" calcext:value-type="string">
            <text:p>5,6,7,8</text:p>
          </table:table-cell>
          <table:table-cell table:style-name="ce4" office:value-type="string" calcext:value-type="string">
            <text:p>5,3,6,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5])" office:value-type="string" office:string-value="11" calcext:value-type="string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HORE_FISH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9])" office:value-type="string" office:string-value="15" calcext:value-type="string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9])" office:value-type="string" office:string-value="15" calcext:value-type="string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20])" office:value-type="string" office:string-value="16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9])" office:value-type="string" office:string-value="15" calcext:value-type="string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21])" office:value-type="string" office:string-value="17" calcext:value-type="string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50" calcext:value-type="float">
            <text:p>3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1])" office:value-type="string" office:string-value="17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50" calcext:value-type="float">
            <text:p>3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2])" office:value-type="string" office:string-value="18" calcext:value-type="string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17];[.$A$25])" office:value-type="string" office:string-value="13,21" calcext:value-type="string">
            <text:p>13,21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IPWRE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HIPWRECK2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SHIPWRE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4])" office:value-type="string" office:string-value="29,30" calcext:value-type="string">
            <text:p>29,30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HIPWRECK2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5])" office:value-type="string" office:string-value="29,30,31" calcext:value-type="string">
            <text:p>29,30,31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-50" calcext:value-type="float">
            <text:p>-5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19])" office:value-type="string" office:string-value="15" calcext:value-type="string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ICE_CHUNK</text:p>
          </table:table-cell>
          <table:table-cell table:style-name="ce4" office:value-type="float" office:value="728" calcext:value-type="float">
            <text:p>728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1:.$A$13];[.$A$17])" office:value-type="string" office:string-value="7,8,9,13" calcext:value-type="string">
            <text:p>7,8,9,13</text:p>
          </table:table-cell>
          <table:table-cell table:style-name="ce4" office:value-type="float" office:value="8" calcext:value-type="float">
            <text:p>8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1:.$A$13];[.$A$17];[.$A$43])" office:value-type="string" office:string-value="7,8,9,13,39" calcext:value-type="string">
            <text:p>7,8,9,13,39</text:p>
          </table:table-cell>
          <table:table-cell table:style-name="ce4" office:value-type="float" office:value="8" calcext:value-type="float">
            <text:p>8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6" office:value-type="string" calcext:value-type="string">
            <text:p>41</text:p>
          </table:table-cell>
          <table:table-cell table:style-name="ce9" office:value-type="string" calcext:value-type="string">
            <text:p>RELIC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/>
          <table:table-cell table:style-name="ce14" office:value-type="string" calcext:value-type="string">
            <text:p>GRASS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style-name="ce9" table:formula="of:=COM.MICROSOFT.TEXTJOIN(&quot;,&quot;;1;[.$A$43:.$A$44])" office:value-type="string" office:string-value="39,40" calcext:value-type="string">
            <text:p>39,40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6" office:value-type="string" calcext:value-type="string">
            <text:p>42</text:p>
          </table:table-cell>
          <table:table-cell table:style-name="ce9" office:value-type="string" calcext:value-type="string">
            <text:p>RELIC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GRASS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style-name="ce9" table:formula="of:=COM.MICROSOFT.TEXTJOIN(&quot;,&quot;;1;[.$A$43:.$A$44];[.$A$45])" office:value-type="string" office:string-value="39,40,41" calcext:value-type="string">
            <text:p>39,40,41</text:p>
          </table:table-cell>
          <table:table-cell table:style-name="ce9" office:value-type="string" calcext:value-type="string">
            <text:p>4,4,24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6" office:value-type="string" calcext:value-type="string">
            <text:p>43</text:p>
          </table:table-cell>
          <table:table-cell table:style-name="ce9" office:value-type="string" calcext:value-type="string">
            <text:p>RELIC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GRASS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style-name="ce9" table:formula="of:=COM.MICROSOFT.TEXTJOIN(&quot;,&quot;;1;[.$A$43:.$A$44];[.$A$45:.$A$46])" office:value-type="string" office:string-value="39,40,41,42" calcext:value-type="string">
            <text:p>39,40,41,42</text:p>
          </table:table-cell>
          <table:table-cell table:style-name="ce9" office:value-type="string" calcext:value-type="string">
            <text:p>4,4,24,24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6" office:value-type="string" calcext:value-type="string">
            <text:p>44</text:p>
          </table:table-cell>
          <table:table-cell table:style-name="ce9" office:value-type="string" calcext:value-type="string">
            <text:p>RELIC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GRASS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style-name="ce9" table:formula="of:=COM.MICROSOFT.TEXTJOIN(&quot;,&quot;;1;[.$A$43:.$A$44];[.$A$45:.$A$47])" office:value-type="string" office:string-value="39,40,41,42,43" calcext:value-type="string">
            <text:p>39,40,41,42,43</text:p>
          </table:table-cell>
          <table:table-cell table:style-name="ce9" office:value-type="string" calcext:value-type="string">
            <text:p>4,4,24,24,24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6" office:value-type="string" calcext:value-type="string">
            <text:p>45</text:p>
          </table:table-cell>
          <table:table-cell table:style-name="ce9" office:value-type="string" calcext:value-type="string">
            <text:p>RELIC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GRASS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style-name="ce9" table:formula="of:=COM.MICROSOFT.TEXTJOIN(&quot;,&quot;;1;[.$A$43:.$A$44];[.$A$45:.$A$48])" office:value-type="string" office:string-value="39,40,41,42,43,44" calcext:value-type="string">
            <text:p>39,40,41,42,43,44</text:p>
          </table:table-cell>
          <table:table-cell table:style-name="ce9" office:value-type="string" calcext:value-type="string">
            <text:p>4,4,24,24,24,24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3:.$A$49])" office:value-type="string" office:string-value="39,40,41,42,43,44,45" calcext:value-type="string">
            <text:p>39,40,41,42,43,44,45</text:p>
          </table:table-cell>
          <table:table-cell table:style-name="ce4" office:value-type="float" office:value="8" calcext:value-type="float">
            <text:p>8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43:.$A$50])" office:value-type="string" office:string-value="39,40,41,42,43,44,45,46" calcext:value-type="string">
            <text:p>39,40,41,42,43,44,45,46</text:p>
          </table:table-cell>
          <table:table-cell table:style-name="ce4" office:value-type="string" calcext:value-type="string">
            <text:p>8,8,8,8,8,8,8,1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4" office:value-type="string" calcext:value-type="string">
            <text:p>DLC_COW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0:.$A$51])" office:value-type="string" office:string-value="46,47" calcext:value-type="string">
            <text:p>46,47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0:.$A$52])" office:value-type="string" office:string-value="46,47,48" calcext:value-type="string">
            <text:p>46,47,48</text:p>
          </table:table-cell>
          <table:table-cell table:style-name="ce4" office:value-type="float" office:value="6" calcext:value-type="float">
            <text:p>6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SHALLOW</text:p>
          </table:table-cell>
          <table:table-cell table:style-name="ce16" office:value-type="string" calcext:value-type="string">
            <text:p>W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4" office:value-type="string" calcext:value-type="string">
            <text:p>ABS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9];[.$A$17])" office:value-type="string" office:string-value="5,13" calcext:value-type="string">
            <text:p>5,13</text:p>
          </table:table-cell>
          <table:table-cell table:style-name="ce4" office:value-type="string" calcext:value-type="string">
            <text:p>7,5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/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0])" office:value-type="string" office:string-value="6,54,55,56" calcext:value-type="string">
            <text:p>6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0])" office:value-type="string" office:string-value="6,54,55,56" calcext:value-type="string">
            <text:p>6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0])" office:value-type="string" office:string-value="6,54,55,56" calcext:value-type="string">
            <text:p>6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/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3])" office:value-type="string" office:string-value="9" calcext:value-type="string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3])" office:value-type="string" office:string-value="6,54,55,56,57,58,59" calcext:value-type="string">
            <text:p>6,54,55,56,57,58,59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3])" office:value-type="string" office:string-value="9" calcext:value-type="string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3])" office:value-type="string" office:string-value="6,54,55,56,57,58,59" calcext:value-type="string">
            <text:p>6,54,55,56,57,58,59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4" office:value-type="string" calcext:value-type="string">
            <text:p>SNOW_PINE_TRE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10];[.$A$58:.$A$63])" office:value-type="string" office:string-value="6,54,55,56,57,58,59" calcext:value-type="string">
            <text:p>6,54,55,56,57,58,59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content-validation-name="val5"/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9" office:value-type="string" calcext:value-type="string">
            <text:p>ROCK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COM.MICROSOFT.TEXTJOIN(&quot;,&quot;;1;[.$A$11])" office:value-type="string" office:string-value="7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66])" office:value-type="string" office:string-value="6,54,55,56,57,58,59,60,61,62" calcext:value-type="string">
            <text:p>6,54,55,56,57,58,59,60,61,62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9" office:value-type="string" calcext:value-type="string">
            <text:p>ROCK2</text:p>
          </table:table-cell>
          <table:table-cell table:style-name="ce9" office:value-type="float" office:value="1323" calcext:value-type="float">
            <text:p>1323</text:p>
          </table:table-cell>
          <table:table-cell table:style-name="ce9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COM.MICROSOFT.TEXTJOIN(&quot;,&quot;;1;[.$A$11])" office:value-type="string" office:string-value="7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67])" office:value-type="string" office:string-value="6,54,55,56,57,58,59,60,61,62,63" calcext:value-type="string">
            <text:p>6,54,55,56,57,58,59,60,61,62,63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9" office:value-type="string" calcext:value-type="string">
            <text:p>SNOW_PINE_TREE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 table:number-columns-repeated="2"/>
          <table:table-cell table:style-name="ce9" table:formula="of:=COM.MICROSOFT.TEXTJOIN(&quot;,&quot;;1;[.$A$11])" office:value-type="string" office:string-value="7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68])" office:value-type="string" office:string-value="6,54,55,56,57,58,59,60,61,62,63,64" calcext:value-type="string">
            <text:p>6,54,55,56,57,58,59,60,61,62,63,64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/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9" office:value-type="string" calcext:value-type="string">
            <text:p>ROCK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COM.MICROSOFT.TEXTJOIN(&quot;,&quot;;1;[.$A$12])" office:value-type="string" office:string-value="8" calcext:value-type="string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69])" office:value-type="string" office:string-value="6,54,55,56,57,58,59,60,61,62,63,64,65" calcext:value-type="string">
            <text:p>6,54,55,56,57,58,59,60,61,62,63,64,6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9" office:value-type="string" calcext:value-type="string">
            <text:p>ROCK2</text:p>
          </table:table-cell>
          <table:table-cell table:style-name="ce9" office:value-type="float" office:value="1323" calcext:value-type="float">
            <text:p>1323</text:p>
          </table:table-cell>
          <table:table-cell table:style-name="ce9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COM.MICROSOFT.TEXTJOIN(&quot;,&quot;;1;[.$A$12])" office:value-type="string" office:string-value="8" calcext:value-type="string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70])" office:value-type="string" office:string-value="6,54,55,56,57,58,59,60,61,62,63,64,65,66" calcext:value-type="string">
            <text:p>6,54,55,56,57,58,59,60,61,62,63,64,65,66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9" office:value-type="string" calcext:value-type="string">
            <text:p>SNOW_PINE_TREE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 table:number-columns-repeated="2"/>
          <table:table-cell table:style-name="ce9" table:formula="of:=COM.MICROSOFT.TEXTJOIN(&quot;,&quot;;1;[.$A$11])" office:value-type="string" office:string-value="7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71])" office:value-type="string" office:string-value="6,54,55,56,57,58,59,60,61,62,63,64,65,66,67" calcext:value-type="string">
            <text:p>6,54,55,56,57,58,59,60,61,62,63,64,65,66,67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/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9" office:value-type="string" calcext:value-type="string">
            <text:p>ROCK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COM.MICROSOFT.TEXTJOIN(&quot;,&quot;;1;[.$A$13])" office:value-type="string" office:string-value="9" calcext:value-type="string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72])" office:value-type="string" office:string-value="6,54,55,56,57,58,59,60,61,62,63,64,65,66,67,68" calcext:value-type="string">
            <text:p>6,54,55,56,57,58,59,60,61,62,63,64,65,66,67,68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9" office:value-type="string" calcext:value-type="string">
            <text:p>ROCK2</text:p>
          </table:table-cell>
          <table:table-cell table:style-name="ce9" office:value-type="float" office:value="1323" calcext:value-type="float">
            <text:p>1323</text:p>
          </table:table-cell>
          <table:table-cell table:style-name="ce9" table:number-columns-repeated="2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COM.MICROSOFT.TEXTJOIN(&quot;,&quot;;1;[.$A$13])" office:value-type="string" office:string-value="9" calcext:value-type="string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73])" office:value-type="string" office:string-value="6,54,55,56,57,58,59,60,61,62,63,64,65,66,67,68,69" calcext:value-type="string">
            <text:p>6,54,55,56,57,58,59,60,61,62,63,64,65,66,67,68,69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9" office:value-type="string" calcext:value-type="string">
            <text:p>SNOW_PINE_TREE</text:p>
          </table:table-cell>
          <table:table-cell table:style-name="ce9" table:number-columns-repeated="3"/>
          <table:table-cell table:style-name="ce14" table:content-validation-name="val1" office:value-type="string" calcext:value-type="string">
            <text:p>Neutral Gaia Convertible</text:p>
          </table:table-cell>
          <table:table-cell table:style-name="ce9" table:number-columns-repeated="4"/>
          <table:table-cell table:style-name="ce14" office:value-type="float" office:value="9320" calcext:value-type="float">
            <text:p>9320</text:p>
          </table:table-cell>
          <table:table-cell table:style-name="ce14" table:number-columns-repeated="3"/>
          <table:table-cell table:style-name="ce14" table:content-validation-name="val3" office:value-type="string" calcext:value-type="string">
            <text:p>Tight</text:p>
          </table:table-cell>
          <table:table-cell table:style-name="ce14" table:content-validation-name="val4" office:value-type="string" calcext:value-type="string">
            <text:p>Map Size</text:p>
          </table:table-cell>
          <table:table-cell table:style-name="ce14" table:number-columns-repeated="4"/>
          <table:table-cell table:style-name="ce9" table:number-columns-repeated="2"/>
          <table:table-cell table:style-name="ce9" table:formula="of:=COM.MICROSOFT.TEXTJOIN(&quot;,&quot;;1;[.$A$11])" office:value-type="string" office:string-value="7" calcext:value-type="string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M.MICROSOFT.TEXTJOIN(&quot;,&quot;;1;[.$A$10];[.$A$58:.$A$74])" office:value-type="string" office:string-value="6,54,55,56,57,58,59,60,61,62,63,64,65,66,67,68,69,70" calcext:value-type="string">
            <text:p>6,54,55,56,57,58,59,60,61,62,63,64,65,66,67,68,69,7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content-validation-name="val5"/>
          <table:table-cell table:style-name="ce9" table:number-columns-repeated="4"/>
          <table:table-cell table:style-name="ce9" table:content-validation-name="val6"/>
          <table:table-cell table:style-name="ce9" table:number-columns-repeated="2"/>
          <table:table-cell table:style-name="ce9" table:content-validation-name="val7"/>
          <table:table-cell table:style-name="ce24" table:number-columns-repeated="989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DLC_IBEX</text:p>
          </table:table-cell>
          <table:table-cell table:style-name="ce15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12" table:content-validation-name="val5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6"/>
          <table:table-cell table:style-name="ce15" table:number-columns-repeated="2"/>
          <table:table-cell table:style-name="ce15" table:content-validation-name="val7"/>
          <table:table-cell table:style-name="ce25" table:number-columns-repeated="989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4" office:value-type="string" calcext:value-type="string">
            <text:p>GRAVE</text:p>
          </table:table-cell>
          <table:table-cell table:style-name="ce4"/>
          <table:table-cell table:style-name="ce4" office:value-type="string" calcext:value-type="string">
            <text:p>PLANT_FLOWERS</text:p>
          </table:table-cell>
          <table:table-cell table:style-name="ce4" office:value-type="float" office:value="1366" calcext:value-type="float">
            <text:p>1366</text:p>
          </table:table-cell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Tight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17])" office:value-type="string" office:string-value="13" calcext:value-type="string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ORES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LIGHT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80])" office:value-type="string" office:string-value="76" calcext:value-type="string">
            <text:p>76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8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80:.$A$81])" office:value-type="string" office:string-value="76,77" calcext:value-type="string">
            <text:p>76,77</text:p>
          </table:table-cell>
          <table:table-cell table:style-name="ce4" office:value-type="float" office:value="4" calcext:value-type="float">
            <text:p>4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WR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36"/>
          <table:table-cell table:style-name="ce39"/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1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7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16" table:number-columns-repeated="4"/>
          <table:table-cell table:style-name="ce12" table:content-validation-name="val3" office:value-type="string" calcext:value-type="string">
            <text:p>Loose</text:p>
          </table:table-cell>
          <table:table-cell table:style-name="ce12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RASS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4" office:value-type="string" calcext:value-type="string">
            <text:p>6,24</text:p>
          </table:table-cell>
          <table:table-cell table:style-name="ce17" table:content-validation-name="val5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6"/>
          <table:table-cell table:style-name="ce4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3:14:40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5:38:36.034000000</dc:date>
    <meta:editing-duration>P25DT21H40M39S</meta:editing-duration>
    <meta:editing-cycles>1056</meta:editing-cycles>
    <meta:generator>LibreOffice/7.1.3.2$Windows_X86_64 LibreOffice_project/47f78053abe362b9384784d31a6e56f8511eb1c1</meta:generator>
    <meta:document-statistic meta:table-count="1" meta:cell-count="971" meta:object-count="0"/>
  </office:meta>
</office:document-meta>
</file>